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dbf95" officeooo:paragraph-rsid="000dbf95" style:font-size-asian="12pt"/>
    </style:style>
    <style:style style:name="P7" style:family="paragraph" style:parent-style-name="Standard">
      <style:text-properties fo:font-size="12pt" officeooo:rsid="000dbf95" officeooo:paragraph-rsid="000dbf9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0dbf95" officeooo:paragraph-rsid="000dbf95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9b3d1" officeooo:paragraph-rsid="0009b3d1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c5bf4" officeooo:paragraph-rsid="000c5bf4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bold" officeooo:rsid="000f30f9" officeooo:paragraph-rsid="000f30f9" style:font-size-asian="12pt" style:font-weight-asian="bold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fo:font-size="12pt" fo:font-weight="bold" officeooo:paragraph-rsid="001068e7" style:font-size-asian="12pt" style:font-weight-asian="bold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f30f9" officeooo:paragraph-rsid="000f30f9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1068e7" style:font-size-asian="12pt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paragraph-rsid="001068e7" style:font-name-complex="Helvetica"/>
    </style:style>
    <style:style style:name="P21" style:family="paragraph" style:parent-style-name="Heading_20_4">
      <style:text-properties style:font-name="Helvetica" style:font-name-complex="Helvetica"/>
    </style:style>
    <style:style style:name="P22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3" style:family="paragraph" style:parent-style-name="Heading_20_1">
      <style:text-properties fo:font-weight="bold" style:font-weight-asian="bold"/>
    </style:style>
    <style:style style:name="P24" style:family="paragraph" style:parent-style-name="Heading_20_1">
      <style:paragraph-properties style:snap-to-layout-grid="false"/>
      <style:text-properties fo:font-weight="bold" style:font-weight-asian="bold"/>
    </style:style>
    <style:style style:name="P25" style:family="paragraph" style:parent-style-name="Heading_20_1">
      <style:text-properties style:font-name="Helvetica" style:font-name-complex="Helvetica"/>
    </style:style>
    <style:style style:name="P26" style:family="paragraph" style:parent-style-name="Heading_20_3">
      <style:paragraph-properties style:snap-to-layout-grid="false"/>
      <style:text-properties fo:font-weight="bold" style:font-weight-asian="bold"/>
    </style:style>
    <style:style style:name="P27" style:family="paragraph" style:parent-style-name="Heading_20_3">
      <style:paragraph-properties fo:text-align="center" style:justify-single-word="false"/>
      <style:text-properties officeooo:rsid="000dbf95" officeooo:paragraph-rsid="000dbf95"/>
    </style:style>
    <style:style style:name="P28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>
      <style:text-properties officeooo:rsid="000dbf95"/>
    </style:style>
    <style:style style:name="T2" style:family="text">
      <style:text-properties officeooo:rsid="000f30f9"/>
    </style:style>
    <style:style style:name="T3" style:family="text">
      <style:text-properties officeooo:rsid="001068e7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2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4" text:outline-level="1"/>
          </table:table-cell>
          <table:table-cell table:style-name="Table1.A2" table:number-columns-spanned="2" office:value-type="string">
            <text:h text:style-name="P2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3" text:outline-level="1">Project</text:h>
          </table:table-cell>
          <table:table-cell table:style-name="Table1.A3" table:number-columns-spanned="3" office:value-type="string">
            <text:h text:style-name="P2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5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07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0">-Requirements Document</text:p>
            <text:p text:style-name="P16">-Feedback on policy</text:p>
            <text:p text:style-name="P16">-Feedback on design doc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0">-Communication</text:p>
            <text:p text:style-name="P10">-Last minute work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7"><text:span text:style-name="T3">-Update design document (mockups)</text:span></text:p>
            <text:p text:style-name="P17"><text:span text:style-name="T3">-Update requirements document</text:span></text:p>
            <text:p text:style-name="P17"><text:span text:style-name="T3">-Start implementation of presentation layer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1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5" text:outline-level="1">Monday</text:h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9"><text:span text:style-name="T3">1</text:span></text:p>
          </table:table-cell>
          <table:table-cell table:style-name="Table4.A2" office:value-type="string">
            <text:p text:style-name="P13">Meeting(1<text:span text:style-name="T1">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9"><text:span text:style-name="T3">12</text:span></text:p>
          </table:table-cell>
          <table:table-cell table:style-name="Table4.A2" office:value-type="string">
            <text:p text:style-name="P14">Requirements document (<text:span text:style-name="T1">1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9"><text:span text:style-name="T3">6</text:span></text:p>
          </table:table-cell>
          <table:table-cell table:style-name="Table4.A2" office:value-type="string">
            <text:p text:style-name="P14">Presentations <text:span text:style-name="T1">and Lecture</text:span>(<text:span text:style-name="T1">2.5), Policy doc feedback(0.5), Req. doc and Design doc (</text:span><text:span text:style-name="T2">2</text:span><text:span text:style-name="T1">), Meeting </text:span><text:span text:style-name="T2">with Andrea</text:span><text:span text:style-name="T1">(</text:span><text:span text:style-name="T2">1</text:span><text:span text:style-name="T1">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9"><text:span text:style-name="T3">3</text:span></text:p>
          </table:table-cell>
          <table:table-cell table:style-name="Table4.A2" office:value-type="string">
            <text:p text:style-name="P18">Design document comments &amp; understanding(3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9"><text:span text:style-name="T3">2</text:span></text:p>
          </table:table-cell>
          <table:table-cell table:style-name="Table4.A2" office:value-type="string">
            <text:p text:style-name="P19"><text:span text:style-name="T3">Team meeting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2"/>
          </table:table-cell>
          <table:table-cell table:style-name="Table4.A10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0"><text:span text:style-name="T3">24</text:span></text:p>
          </table:table-cell>
          <table:table-cell table:style-name="Table4.A11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1T19:38:34.89</dc:date>
    <meta:print-date>1998-10-09T11:53:00</meta:print-date>
    <meta:editing-cycles>19</meta:editing-cycles>
    <meta:editing-duration>PT16M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44" meta:word-count="94" meta:character-count="633" meta:non-whitespace-character-count="583"/>
  </office:meta>
</office:document-meta>
</file>